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table:style-name="Default" office:value-type="string" calcext:value-type="string">
            <text:p>Bubble</text:p>
          </table:table-cell>
          <table:table-cell table:style-name="ce2" office:value-type="float" office:value="6.678" calcext:value-type="float">
            <text:p>6.6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Bubble</text:p>
          </table:table-cell>
          <table:table-cell table:style-name="ce2" office:value-type="float" office:value="554.066" calcext:value-type="float">
            <text:p>554.06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Bubble</text:p>
          </table:table-cell>
          <table:table-cell table:style-name="ce2" office:value-type="float" office:value="55185.472" calcext:value-type="float">
            <text:p>55185.47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style-name="Default" office:value-type="string" calcext:value-type="string">
            <text:p>Insertion</text:p>
          </table:table-cell>
          <table:table-cell table:style-name="ce2" office:value-type="float" office:value="2.158" calcext:value-type="float">
            <text:p>2.1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Insertion</text:p>
          </table:table-cell>
          <table:table-cell table:style-name="ce2" office:value-type="float" office:value="158.35" calcext:value-type="float">
            <text:p>158.3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Insertion</text:p>
          </table:table-cell>
          <table:table-cell table:style-name="ce2" office:value-type="float" office:value="16053.568" calcext:value-type="float">
            <text:p>16053.568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style-name="Default" office:value-type="string" calcext:value-type="string">
            <text:p>BinInsertion</text:p>
          </table:table-cell>
          <table:table-cell table:style-name="ce2" office:value-type="float" office:value="2.013" calcext:value-type="float">
            <text:p>2.0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BinInsertion</text:p>
          </table:table-cell>
          <table:table-cell table:style-name="ce2" office:value-type="float" office:value="136.126" calcext:value-type="float">
            <text:p>136.1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BinInsertion</text:p>
          </table:table-cell>
          <table:table-cell table:style-name="ce2" office:value-type="float" office:value="13803.799" calcext:value-type="float">
            <text:p>13803.7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style-name="Default" office:value-type="string" calcext:value-type="string">
            <text:p>Shell1</text:p>
          </table:table-cell>
          <table:table-cell table:style-name="ce2" office:value-type="float" office:value="0.215" calcext:value-type="float">
            <text:p>0.2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Shell1</text:p>
          </table:table-cell>
          <table:table-cell table:style-name="ce2" office:value-type="float" office:value="2.62" calcext:value-type="float">
            <text:p>2.6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Shell1</text:p>
          </table:table-cell>
          <table:table-cell table:style-name="ce2" office:value-type="float" office:value="36.921" calcext:value-type="float">
            <text:p>36.921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style-name="Default" office:value-type="string" calcext:value-type="string">
            <text:p>Shell2</text:p>
          </table:table-cell>
          <table:table-cell table:style-name="ce2" office:value-type="float" office:value="0.331" calcext:value-type="float">
            <text:p>0.3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Shell2</text:p>
          </table:table-cell>
          <table:table-cell table:style-name="ce2" office:value-type="float" office:value="6.486" calcext:value-type="float">
            <text:p>6.48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Shell2</text:p>
          </table:table-cell>
          <table:table-cell table:style-name="ce2" office:value-type="float" office:value="161.514" calcext:value-type="float">
            <text:p>161.51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style-name="Default" office:value-type="string" calcext:value-type="string">
            <text:p>Shell3</text:p>
          </table:table-cell>
          <table:table-cell table:style-name="ce2" office:value-type="float" office:value="0.247" calcext:value-type="float">
            <text:p>0.2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Shell3</text:p>
          </table:table-cell>
          <table:table-cell table:style-name="ce2" office:value-type="float" office:value="2.848" calcext:value-type="float">
            <text:p>2.8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Shell3</text:p>
          </table:table-cell>
          <table:table-cell table:style-name="ce2" office:value-type="float" office:value="45.664" calcext:value-type="float">
            <text:p>45.66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style-name="Default" office:value-type="string" calcext:value-type="string">
            <text:p>Shell4</text:p>
          </table:table-cell>
          <table:table-cell table:style-name="ce2" office:value-type="float" office:value="0.334" calcext:value-type="float">
            <text:p>0.3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Shell4</text:p>
          </table:table-cell>
          <table:table-cell table:style-name="ce2" office:value-type="float" office:value="6.728" calcext:value-type="float">
            <text:p>6.72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Shell4</text:p>
          </table:table-cell>
          <table:table-cell table:style-name="ce2" office:value-type="float" office:value="162.597" calcext:value-type="float">
            <text:p>162.597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4:09:50.487141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45:10.088489307</meta:creation-date>
    <dc:date>2018-03-28T14:11:29.249583691</dc:date>
    <meta:editing-duration>PT14M42S</meta:editing-duration>
    <meta:editing-cycles>2</meta:editing-cycles>
    <meta:generator>LibreOffice/4.2.8.2$Linux_X86_64 LibreOffice_project/420m0$Build-2</meta:generator>
    <meta:document-statistic meta:table-count="1" meta:cell-count="66" meta:object-count="0"/>
  </office:meta>
</office:document-meta>
</file>